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/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5c2" officeooo:paragraph-rsid="000605c2"/>
    </style:style>
    <style:style style:name="P2" style:family="paragraph" style:parent-style-name="Standard">
      <style:text-properties officeooo:rsid="000605c2" officeooo:paragraph-rsid="0006318b"/>
    </style:style>
    <style:style style:name="P3" style:family="paragraph" style:parent-style-name="Standard">
      <style:text-properties officeooo:rsid="000605c2" officeooo:paragraph-rsid="0009a034"/>
    </style:style>
    <style:style style:name="P4" style:family="paragraph" style:parent-style-name="Standard">
      <style:text-properties officeooo:paragraph-rsid="0011c962"/>
    </style:style>
    <style:style style:name="P5" style:family="paragraph" style:parent-style-name="Standard">
      <style:text-properties officeooo:rsid="000cf026" officeooo:paragraph-rsid="000cf026"/>
    </style:style>
    <style:style style:name="P6" style:family="paragraph" style:parent-style-name="Standard">
      <style:text-properties officeooo:rsid="001257ff" officeooo:paragraph-rsid="001257ff"/>
    </style:style>
    <style:style style:name="P7" style:family="paragraph" style:parent-style-name="Standard">
      <style:text-properties officeooo:rsid="00126c85" officeooo:paragraph-rsid="00126c85"/>
    </style:style>
    <style:style style:name="P8" style:family="paragraph" style:parent-style-name="Standard">
      <style:text-properties officeooo:rsid="001933bb" officeooo:paragraph-rsid="001933bb"/>
    </style:style>
    <style:style style:name="P9" style:family="paragraph" style:parent-style-name="Standard">
      <style:paragraph-properties fo:margin-left="1in" fo:margin-right="0in" fo:text-indent="-0.25in" style:auto-text-indent="false">
        <style:tab-stops/>
      </style:paragraph-properties>
      <style:text-properties officeooo:paragraph-rsid="001933bb"/>
    </style:style>
    <style:style style:name="P10" style:family="paragraph" style:parent-style-name="Footer">
      <style:text-properties fo:font-size="10.5pt" officeooo:rsid="001da7dd" officeooo:paragraph-rsid="001da7dd" style:font-size-asian="10.5pt" style:font-size-complex="10.5pt"/>
    </style:style>
    <style:style style:name="P11" style:family="paragraph" style:parent-style-name="Standard" style:list-style-name="L1">
      <style:text-properties officeooo:paragraph-rsid="0009a034"/>
    </style:style>
    <style:style style:name="P12" style:family="paragraph" style:parent-style-name="Standard" style:list-style-name="L1">
      <style:text-properties officeooo:paragraph-rsid="0006318b"/>
    </style:style>
    <style:style style:name="P13" style:family="paragraph" style:parent-style-name="Standard" style:list-style-name="L1">
      <style:text-properties officeooo:paragraph-rsid="00126c85"/>
    </style:style>
    <style:style style:name="P14" style:family="paragraph" style:parent-style-name="Standard" style:list-style-name="L1">
      <style:text-properties officeooo:rsid="000605c2" officeooo:paragraph-rsid="0006318b"/>
    </style:style>
    <style:style style:name="P15" style:family="paragraph" style:parent-style-name="Standard" style:list-style-name="L1">
      <style:text-properties officeooo:rsid="000605c2" officeooo:paragraph-rsid="0007e322"/>
    </style:style>
    <style:style style:name="P16" style:family="paragraph" style:parent-style-name="Standard" style:list-style-name="L2">
      <style:text-properties officeooo:rsid="000605c2" officeooo:paragraph-rsid="0006318b"/>
    </style:style>
    <style:style style:name="P17" style:family="paragraph" style:parent-style-name="Standard" style:list-style-name="L2">
      <style:text-properties officeooo:rsid="000605c2" officeooo:paragraph-rsid="0007e322"/>
    </style:style>
    <style:style style:name="P18" style:family="paragraph" style:parent-style-name="Standard" style:list-style-name="L3">
      <style:text-properties officeooo:rsid="000605c2" officeooo:paragraph-rsid="0006318b"/>
    </style:style>
    <style:style style:name="P19" style:family="paragraph" style:parent-style-name="Standard" style:list-style-name="L1">
      <style:text-properties style:use-window-font-color="true" officeooo:paragraph-rsid="0009a034"/>
    </style:style>
    <style:style style:name="P20" style:family="paragraph" style:parent-style-name="Standard" style:list-style-name="L3">
      <style:text-properties style:use-window-font-color="true" officeooo:rsid="0011c962" officeooo:paragraph-rsid="0011c962"/>
    </style:style>
    <style:style style:name="P21" style:family="paragraph" style:parent-style-name="Standard" style:list-style-name="L2">
      <style:text-properties officeooo:paragraph-rsid="0007e322"/>
    </style:style>
    <style:style style:name="P22" style:family="paragraph" style:parent-style-name="Standard" style:list-style-name="L3">
      <style:text-properties officeooo:paragraph-rsid="0011c962"/>
    </style:style>
    <style:style style:name="P23" style:family="paragraph" style:parent-style-name="Standard" style:list-style-name="L3">
      <style:text-properties officeooo:rsid="0009a034" officeooo:paragraph-rsid="0009a034"/>
    </style:style>
    <style:style style:name="P24" style:family="paragraph" style:parent-style-name="Standard" style:list-style-name="L4">
      <style:text-properties officeooo:paragraph-rsid="00126c85"/>
    </style:style>
    <style:style style:name="P25" style:family="paragraph" style:parent-style-name="Standard" style:list-style-name="L4">
      <style:text-properties officeooo:rsid="00126c85" officeooo:paragraph-rsid="00138615"/>
    </style:style>
    <style:style style:name="P26" style:family="paragraph" style:parent-style-name="Standard" style:list-style-name="L4">
      <style:text-properties officeooo:rsid="00126c85" officeooo:paragraph-rsid="00126c85"/>
    </style:style>
    <style:style style:name="P27" style:family="paragraph" style:parent-style-name="Standard" style:list-style-name="L4">
      <style:text-properties officeooo:rsid="00126c85" officeooo:paragraph-rsid="001933bb"/>
    </style:style>
    <style:style style:name="P28" style:family="paragraph" style:parent-style-name="Standard" style:list-style-name="L5">
      <style:text-properties officeooo:paragraph-rsid="001933bb"/>
    </style:style>
    <style:style style:name="P29" style:family="paragraph" style:parent-style-name="Standard" style:list-style-name="L5">
      <style:text-properties officeooo:rsid="001933bb" officeooo:paragraph-rsid="001933bb"/>
    </style:style>
    <style:style style:name="P30" style:family="paragraph" style:parent-style-name="Standard">
      <style:text-properties officeooo:rsid="001a42ab" officeooo:paragraph-rsid="001a42ab"/>
    </style:style>
    <style:style style:name="P31" style:family="paragraph" style:parent-style-name="Standard">
      <style:paragraph-properties fo:text-align="center" style:justify-single-word="false"/>
      <style:text-properties fo:font-size="16pt" officeooo:rsid="001a42ab" officeooo:paragraph-rsid="001a42ab"/>
    </style:style>
    <style:style style:name="P32" style:family="paragraph" style:parent-style-name="Standard">
      <style:text-properties officeooo:paragraph-rsid="001cedab"/>
    </style:style>
    <style:style style:name="P33" style:family="paragraph" style:parent-style-name="Standard">
      <style:paragraph-properties fo:margin-top="0.0799in" fo:margin-bottom="0in" loext:contextual-spacing="false"/>
      <style:text-properties officeooo:rsid="000eb813" officeooo:paragraph-rsid="001a42ab"/>
    </style:style>
    <style:style style:name="P34" style:family="paragraph" style:parent-style-name="Standard">
      <style:paragraph-properties fo:margin-top="0.0799in" fo:margin-bottom="0in" loext:contextual-spacing="false"/>
      <style:text-properties officeooo:paragraph-rsid="001a42ab"/>
    </style:style>
    <style:style style:name="P35" style:family="paragraph" style:parent-style-name="Standard">
      <style:paragraph-properties fo:margin-top="0in" fo:margin-bottom="0in" loext:contextual-spacing="false"/>
      <style:text-properties officeooo:rsid="000eb813" officeooo:paragraph-rsid="001a42ab"/>
    </style:style>
    <style:style style:name="T1" style:family="text">
      <style:text-properties officeooo:rsid="0005b1ed"/>
    </style:style>
    <style:style style:name="T2" style:family="text">
      <style:text-properties officeooo:rsid="000605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05c2" style:font-style-asian="italic" style:font-style-complex="italic"/>
    </style:style>
    <style:style style:name="T6" style:family="text">
      <style:text-properties fo:font-style="italic" officeooo:rsid="0005b1ed" style:font-style-asian="italic" style:font-style-complex="italic"/>
    </style:style>
    <style:style style:name="T7" style:family="text">
      <style:text-properties fo:font-style="italic" officeooo:rsid="0006318b" style:font-style-asian="italic" style:font-style-complex="italic"/>
    </style:style>
    <style:style style:name="T8" style:family="text">
      <style:text-properties fo:font-style="italic" officeooo:rsid="0010186d" style:font-style-asian="italic" style:font-style-complex="italic"/>
    </style:style>
    <style:style style:name="T9" style:family="text">
      <style:text-properties fo:font-style="italic" officeooo:rsid="00138615" style:font-style-asian="italic" style:font-style-complex="italic"/>
    </style:style>
    <style:style style:name="T10" style:family="text">
      <style:text-properties fo:color="#0000dc"/>
    </style:style>
    <style:style style:name="T11" style:family="text">
      <style:text-properties fo:color="#0000dc" officeooo:rsid="0010186d"/>
    </style:style>
    <style:style style:name="T12" style:family="text">
      <style:text-properties fo:color="#0000dc" officeooo:rsid="00138615"/>
    </style:style>
    <style:style style:name="T13" style:family="text">
      <style:text-properties fo:color="#0000dc" officeooo:rsid="00154feb"/>
    </style:style>
    <style:style style:name="T14" style:family="text">
      <style:text-properties fo:color="#0000dc" officeooo:rsid="000eb81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26c85"/>
    </style:style>
    <style:style style:name="T17" style:family="text">
      <style:text-properties fo:color="#00dc00"/>
    </style:style>
    <style:style style:name="T18" style:family="text">
      <style:text-properties fo:color="#00dc00" officeooo:rsid="000605c2"/>
    </style:style>
    <style:style style:name="T19" style:family="text">
      <style:text-properties fo:color="#00dc00" officeooo:rsid="0006318b"/>
    </style:style>
    <style:style style:name="T20" style:family="text">
      <style:text-properties fo:color="#00dc00" officeooo:rsid="0007e322"/>
    </style:style>
    <style:style style:name="T21" style:family="text">
      <style:text-properties fo:color="#00dc00" officeooo:rsid="0009a034"/>
    </style:style>
    <style:style style:name="T22" style:family="text">
      <style:text-properties fo:color="#00dc00" fo:font-style="italic" officeooo:rsid="00126c85" style:font-style-asian="italic" style:font-style-complex="italic"/>
    </style:style>
    <style:style style:name="T23" style:family="text">
      <style:text-properties fo:color="#00dc00" fo:font-style="italic" officeooo:rsid="001c3a03" style:font-style-asian="italic" style:font-style-complex="italic"/>
    </style:style>
    <style:style style:name="T24" style:family="text">
      <style:text-properties officeooo:rsid="0006318b"/>
    </style:style>
    <style:style style:name="T25" style:family="text">
      <style:text-properties officeooo:rsid="0007e322"/>
    </style:style>
    <style:style style:name="T26" style:family="text">
      <style:text-properties style:font-name="Courier New" fo:font-size="11pt" officeooo:rsid="0007e322" style:font-size-asian="11pt" style:font-size-complex="11pt"/>
    </style:style>
    <style:style style:name="T27" style:family="text">
      <style:text-properties style:font-name="Courier New" fo:font-size="10pt" officeooo:rsid="001933bb"/>
    </style:style>
    <style:style style:name="T28" style:family="text">
      <style:text-properties officeooo:rsid="0009a034"/>
    </style:style>
    <style:style style:name="T29" style:family="text">
      <style:text-properties style:use-window-font-color="true" officeooo:rsid="000605c2"/>
    </style:style>
    <style:style style:name="T30" style:family="text">
      <style:text-properties style:use-window-font-color="true" officeooo:rsid="0006318b"/>
    </style:style>
    <style:style style:name="T31" style:family="text">
      <style:text-properties officeooo:rsid="000c53ff"/>
    </style:style>
    <style:style style:name="T32" style:family="text">
      <style:text-properties officeooo:rsid="000eb813"/>
    </style:style>
    <style:style style:name="T33" style:family="text">
      <style:text-properties officeooo:rsid="0010186d"/>
    </style:style>
    <style:style style:name="T34" style:family="text">
      <style:text-properties officeooo:rsid="0011c962"/>
    </style:style>
    <style:style style:name="T35" style:family="text">
      <style:text-properties officeooo:rsid="00126c85"/>
    </style:style>
    <style:style style:name="T36" style:family="text">
      <style:text-properties officeooo:rsid="00138615"/>
    </style:style>
    <style:style style:name="T37" style:family="text">
      <style:text-properties style:font-name="Cambria" fo:font-style="italic" officeooo:rsid="00138615" style:font-style-asian="italic" style:font-style-complex="italic"/>
    </style:style>
    <style:style style:name="T38" style:family="text">
      <style:text-properties officeooo:rsid="00154feb"/>
    </style:style>
    <style:style style:name="T39" style:family="text">
      <style:text-properties officeooo:rsid="00162377"/>
    </style:style>
    <style:style style:name="T40" style:family="text">
      <style:text-properties officeooo:rsid="00178486"/>
    </style:style>
    <style:style style:name="T41" style:family="text">
      <style:text-properties officeooo:rsid="001933bb"/>
    </style:style>
    <style:style style:name="T42" style:family="text">
      <style:text-properties officeooo:rsid="000ab18e"/>
    </style:style>
    <style:style style:name="T43" style:family="text">
      <style:text-properties officeooo:rsid="001a42ab"/>
    </style:style>
    <style:style style:name="T44" style:family="text">
      <style:text-properties fo:color="#4c4c4c" style:font-name="Wingdings" fo:font-size="10pt" officeooo:rsid="001a42ab" style:font-name-asian="Wingdings" style:font-name-complex="Wingdings"/>
    </style:style>
    <style:style style:name="T45" style:family="text">
      <style:text-properties fo:color="#4c4c4c" style:font-name="Cambria1" fo:font-size="10pt" officeooo:rsid="001a42ab" style:font-name-asian="Wingdings" style:font-name-complex="Wingdings"/>
    </style:style>
    <style:style style:name="T46" style:family="text">
      <style:text-properties fo:color="#4c4c4c" style:font-name="Cambria1" fo:font-size="12pt" style:text-underline-style="solid" style:text-underline-width="auto" style:text-underline-color="font-color" style:font-name-asian="Wingdings" style:font-size-asian="12pt" style:font-name-complex="Wingdings" style:font-size-complex="12pt"/>
    </style:style>
    <style:style style:name="T47" style:family="text">
      <style:text-properties fo:color="#4c4c4c" style:font-name="Cambria1" fo:font-size="12pt" style:text-underline-style="solid" style:text-underline-width="auto" style:text-underline-color="font-color" officeooo:rsid="001a42ab" style:font-name-asian="Wingdings" style:font-size-asian="12pt" style:font-name-complex="Wingdings" style:font-size-complex="12pt"/>
    </style:style>
    <style:style style:name="T48" style:family="text">
      <style:text-properties officeooo:rsid="001c8a53"/>
    </style:style>
    <style:style style:name="T49" style:family="text">
      <style:text-properties fo:color="#0000ff" officeooo:rsid="0009a034"/>
    </style:style>
    <style:style style:name="T50" style:family="text">
      <style:text-properties fo:color="#0000ff" style:font-name="Courier New" fo:font-size="10pt" officeooo:rsid="0007e322"/>
    </style:style>
    <style:style style:name="T51" style:family="text">
      <style:text-properties fo:color="#0000ff" style:font-name="Courier New" fo:font-size="10pt" officeooo:rsid="001cedab"/>
    </style:style>
    <style:style style:name="T52" style:family="text">
      <style:text-properties fo:color="#0000ff" style:font-name="Courier New" fo:font-size="10pt" officeooo:rsid="0009a034"/>
    </style:style>
    <style:style style:name="T53" style:family="text">
      <style:text-properties officeooo:rsid="001d5eef"/>
    </style:style>
    <style:style style:name="T54" style:family="text">
      <style:text-properties officeooo:rsid="001da7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Genetic Game</text:p>
      <text:p text:style-name="P30"/>
      <text:p text:style-name="P5">This project uses the technique of <text:a xlink:type="simple" xlink:href="https://en.wikipedia.org/wiki/Genetic_algorithm" text:style-name="Internet_20_link" text:visited-style-name="Visited_20_Internet_20_Link">genetic algorithms</text:a> to optimize computer play at games. <text:s/>Briefly, to use it one creates a function to play a match between two computer opponents and passes it to the project with a set of control parameters; the output is <text:span text:style-name="T32">the best player found.</text:span></text:p>
      <text:p text:style-name="Standard"/>
      <text:p text:style-name="Standard">gg = new <text:span text:style-name="T3">GeneticGame</text:span> (<text:span text:style-name="T4">game</text:span>, <text:span text:style-name="T4">parameters</text:span>)</text:p>
      <text:p text:style-name="Standard"><text:span text:style-name="T4">game</text:span> is an object which supports <text:span text:style-name="T33">two (or </text:span>t<text:span text:style-name="T32">hree</text:span><text:span text:style-name="T33">)</text:span> static methods:</text:p>
      <text:p text:style-name="Standard"><text:span text:style-name="T10">play</text:span>(<text:span text:style-name="T4">player1</text:span>, <text:span text:style-name="T4">player2</text:span>, <text:span text:style-name="T5">game_</text:span><text:span text:style-name="T4">parameters</text:span>) <text:span text:style-name="T44"></text:span><text:span text:style-name="T43"> </text:span><text:span text:style-name="T15">score</text:span><text:span text:style-name="T16">(s)</text:span></text:p>
      <text:p text:style-name="Standard">where <text:span text:style-name="T4">player1</text:span> and <text:span text:style-name="T4">player2</text:span> are objects of any desired type, encapsuating game strategies, <text:span text:style-name="T1">and </text:span><text:span text:style-name="T5">game_</text:span><text:span text:style-name="T6">parameters</text:span><text:span text:style-name="T1"> is an object for the class’s internal use. <text:s/>For example, </text:span><text:span text:style-name="T2">in </text:span><text:a xlink:type="simple" xlink:href="https://en.wikipedia.org/wiki/Fischer_random_chess" text:style-name="Internet_20_link" text:visited-style-name="Visited_20_Internet_20_Link"><text:span text:style-name="T2">Chess960</text:span></text:a><text:span text:style-name="T2">, it might describe the starting position. <text:s/></text:span><text:span text:style-name="T32">The output is </text:span><text:span text:style-name="T35">normally </text:span><text:span text:style-name="T54">a </text:span><text:span text:style-name="T32">number representing the relative success of player one, </text:span><text:span text:style-name="T35">with player two being the negative of that</text:span><text:span text:style-name="T32">. <text:s/></text:span><text:span text:style-name="T35">For a non-zero-sum game, you can return a two-element tuple showing the scores separately.</text:span></text:p>
      <text:p text:style-name="P33"><text:span text:style-name="T10">decode</text:span>(values[]) <text:span text:style-name="T44"></text:span><text:span text:style-name="T45"> <text:s/></text:span><text:span text:style-name="T46">strategy object</text:span></text:p>
      <text:p text:style-name="P35">takes an array of bits (usually) and returns a strategy object which is suitable to be passed to <text:span text:style-name="T10">play</text:span>.</text:p>
      <text:p text:style-name="P34"><text:span text:style-name="T11">p</text:span><text:span text:style-name="T14">arms</text:span><text:span text:style-name="T32">() </text:span><text:span text:style-name="T44"></text:span><text:span text:style-name="T45"> <text:s/></text:span><text:span text:style-name="T47">dictionary</text:span></text:p>
      <text:p text:style-name="P35"><text:span text:style-name="T33">if present, </text:span>return<text:span text:style-name="T33">s</text:span> <text:span text:style-name="T33">a dictionary of parameters which override the default control parameters, but which may, in turn, be overridden by information passed explicitly via </text:span><text:span text:style-name="T8">parameters.</text:span></text:p>
      <text:p text:style-name="Standard"/>
      <text:p text:style-name="P1"><text:span text:style-name="T4">parameters</text:span> is a dictionary <text:span text:style-name="T33">of control information </text:span>with the following members (defaults shown in green).</text:p>
      <text:list xml:id="list4284113437" text:style-name="L1">
        <text:list-item>
          <text:p text:style-name="P14">carryover: <text:span text:style-name="T24">When creating descendants, what proportion of the previous generation’s tournament score (as an average of the two parents) should be inherited?</text:span> <text:span text:style-name="T17">0</text:span></text:p>
        </text:list-item>
        <text:list-item>
          <text:p text:style-name="P14">chrome_length: <text:span text:style-name="T24">Number of genes in a chromosome</text:span> <text:span text:style-name="T23">error</text:span></text:p>
        </text:list-item>
        <text:list-item>
          <text:p text:style-name="P14">crossovers: <text:span text:style-name="T24">Number of crossovers when creating descendants. <text:s/>May be either a whole number or “P” followed by a number, to use a Poisson distribution with the specified mean. </text:span><text:s/><text:span text:style-name="T17">1</text:span></text:p>
        </text:list-item>
        <text:list-item>
          <text:p text:style-name="P12"><text:span text:style-name="T2">debug: </text:span><text:span text:style-name="T48">If true, dumps the parameters at the end of the constructor event and prints the result of each game.</text:span><text:span text:style-name="T2"> </text:span><text:span text:style-name="T18">0</text:span></text:p>
        </text:list-item>
        <text:list-item>
          <text:p text:style-name="P19"><text:span text:style-name="T2">game_parms: </text:span><text:span text:style-name="T28">An object passed as game_parameters to </text:span><text:span text:style-name="T49">play</text:span><text:span text:style-name="T28">. <text:s/>If it’s a dictionary, elements can be overridden on the command line.</text:span></text:p>
        </text:list-item>
        <text:list-item>
          <text:p text:style-name="P11"><text:span text:style-name="T29">load: </text:span><text:span text:style-name="T30">Name of a file containing a starting collection of chromosomes</text:span><text:span text:style-name="T2"> </text:span><text:span text:style-name="T18">False</text:span></text:p>
        </text:list-item>
        <text:list-item>
          <text:p text:style-name="P14">log: <text:span text:style-name="T24">Whether to echo the generation numbers</text:span> <text:span text:style-name="T17">True</text:span></text:p>
        </text:list-item>
        <text:list-item>
          <text:p text:style-name="P12"><text:span text:style-name="T2">matches_per_round: </text:span><text:span text:style-name="T24">Ho</text:span><text:span text:style-name="T30">w many matches each chromosome should play each generation. <text:s/>Pairings are random. <text:s/>A value of -1 indicates that each chromosome will play against each other chromosome (a round robin).</text:span><text:span text:style-name="T29"> </text:span><text:span text:style-name="T18">20</text:span></text:p>
        </text:list-item>
        <text:list-item>
          <text:p text:style-name="P14">mutations: <text:span text:style-name="T24">Number of mutations in a new chromosome. <text:s/>Values are like</text:span><text:span text:style-name="T7"> crossovers.</text:span><text:span text:style-name="T4"> </text:span><text:span text:style-name="T17">1</text:span></text:p>
        </text:list-item>
        <text:list-item>
          <text:p text:style-name="P13"><text:span text:style-name="T35">pairing_fn: A function to produce pairings; it is passed the round number and returns a list of chromosome numbers, where the first two will play each other, as will the next two, and so on. </text:span><text:span text:style-name="T22">(random pairings)</text:span></text:p>
        </text:list-item>
        <text:list-item>
          <text:p text:style-name="P14">population: <text:span text:style-name="T24">Number of chromosomes.</text:span> <text:span text:style-name="T17">50</text:span></text:p>
        </text:list-item>
        <text:list-item>
          <text:p text:style-name="P14">rounds: <text:span text:style-name="T24">Number of generations.</text:span> <text:span text:style-name="T17">50</text:span></text:p>
        </text:list-item>
        <text:list-item>
          <text:p text:style-name="P14">save: <text:span text:style-name="T24">Filename for saving the set of chromosomes at the end.</text:span> <text:span text:style-name="T17">False</text:span></text:p>
        </text:list-item>
        <text:list-item>
          <text:p text:style-name="P14">style: <text:span text:style-name="T24">B if chromosomes are stored as a sequence of bits; F if they are stored as a sequ</text:span><text:span text:style-name="T25">ence of real numbers between 0 and 1.</text:span> <text:span text:style-name="T19">B</text:span></text:p>
        </text:list-item>
        <text:list-item>
          <text:p text:style-name="P15"><text:soft-page-break/>survivor_ratio: <text:span text:style-name="T25">The proportion of chromosomes selected for reproduction which will instead be passed through unchanged to the next generation.</text:span> <text:span text:style-name="T19">.</text:span><text:span text:style-name="T20">5</text:span></text:p>
        </text:list-item>
        <text:list-item>
          <text:p text:style-name="P12"><text:span text:style-name="T2">use_args: </text:span><text:span text:style-name="T25">If true, parameters may</text:span><text:span text:style-name="T2"> </text:span><text:span text:style-name="T25">be specified on the command line such as </text:span><text:span text:style-name="T26">-log True</text:span><text:span text:style-name="T25">, </text:span><text:span text:style-name="T26">-⁠rounds=20</text:span><text:span text:style-name="T25">, or </text:span><text:span text:style-name="T26">-eval.interval 3</text:span><text:span text:style-name="T25"> </text:span><text:span text:style-name="T18">True</text:span></text:p>
        </text:list-item>
      </text:list>
      <text:p text:style-name="P2"/>
      <text:p text:style-name="P32"><text:span text:style-name="T33">In order to see whether progress is being made against an objective standard, the module can be configured to run a tournament between the top chromosomes and a set of static opponents. <text:s/>This process is controlled by </text:span><text:span text:style-name="T50">par</text:span><text:span text:style-name="T51">m</text:span><text:span text:style-name="T50">s['</text:span><text:span text:style-name="T51">eval</text:span><text:span text:style-name="T50">']</text:span><text:span text:style-name="T25"> . <text:s/></text:span><text:span text:style-name="T33">This member is, itself, a dictionary</text:span><text:span text:style-name="T25"> with the following members:</text:span></text:p>
      <text:list xml:id="list430025997" text:style-name="L2">
        <text:list-item>
          <text:p text:style-name="P16">end: <text:span text:style-name="T25">Whether to do an evaluation at the end of the simulation</text:span> <text:span text:style-name="T17">True</text:span></text:p>
        </text:list-item>
        <text:list-item>
          <text:p text:style-name="P16">interval: <text:span text:style-name="T25">Interval between generations where evaluations are done</text:span> <text:span text:style-name="T17">1</text:span></text:p>
        </text:list-item>
        <text:list-item>
          <text:p text:style-name="P17">outputter: <text:span text:style-name="T28">A function passed with the results of each evaluation </text:span><text:span text:style-name="T21">print</text:span></text:p>
        </text:list-item>
        <text:list-item>
          <text:p text:style-name="P21"><text:span text:style-name="T2">start: </text:span><text:span text:style-name="T25">Whether to do an evaluation of the initial random chromosomes</text:span><text:span text:style-name="T2"> </text:span><text:span text:style-name="T18">True</text:span></text:p>
        </text:list-item>
        <text:list-item>
          <text:p text:style-name="P17">style: <text:span text:style-name="T25">Either A to show the average score of the evaluated chromosomes or D to show the individual results.</text:span> <text:span text:style-name="T20">A</text:span></text:p>
        </text:list-item>
        <text:list-item>
          <text:p text:style-name="P16">top_count: <text:span text:style-name="T25">The number of chromosomes to be evaluated. <text:s/></text:span><text:span text:style-name="T28">If passed as a negative number, all chromosomes will be evaluated.</text:span> <text:span text:style-name="T17">1</text:span></text:p>
        </text:list-item>
      </text:list>
      <text:p text:style-name="P2"/>
      <text:p text:style-name="P4"><text:span text:style-name="T34">The optimization routine returns information about the best members of the final generation. <text:s/>The subdictionary </text:span><text:span text:style-name="T50">par</text:span><text:span text:style-name="T51">m</text:span><text:span text:style-name="T50">s['</text:span><text:span text:style-name="T52">result</text:span><text:span text:style-name="T50">']</text:span><text:span text:style-name="T25"> </text:span><text:span text:style-name="T34">controls what will be returned. <text:s/>It has</text:span><text:span text:style-name="T25"> the following members:</text:span></text:p>
      <text:list xml:id="list342381136" text:style-name="L3">
        <text:list-item>
          <text:p text:style-name="P22"><text:span text:style-name="T2">count: </text:span><text:span text:style-name="T28">the number of chromosomes to </text:span><text:span text:style-name="T34">return</text:span><text:span text:style-name="T28"> (negative to show all) </text:span><text:span text:style-name="T21">3</text:span></text:p>
        </text:list-item>
        <text:list-item>
          <text:p text:style-name="P20"><text:span text:style-name="T28">t</text:span>ype: D to return the winning chromosomes as a dictionary (in which case the remaining items are not used); <text:span text:style-name="T17">T</text:span> to return them as a printable text string.</text:p>
        </text:list-item>
        <text:list-item>
          <text:p text:style-name="P22"><text:span text:style-name="T2">bitstring: </text:span><text:span text:style-name="T28">the chromosome’s genes</text:span><text:span text:style-name="T2"> </text:span><text:span text:style-name="T18">False</text:span></text:p>
        </text:list-item>
        <text:list-item>
          <text:p text:style-name="P18">internal: <text:span text:style-name="T28">internal information about the chromosome (see documentation)</text:span> <text:span text:style-name="T17">False</text:span></text:p>
        </text:list-item>
        <text:list-item>
          <text:p text:style-name="P18">external: <text:span text:style-name="T28">the genes run through </text:span><text:span text:style-name="T31">the decoder</text:span> <text:span text:style-name="T17">True</text:span></text:p>
        </text:list-item>
        <text:list-item>
          <text:p text:style-name="P18">score: <text:span text:style-name="T28">the tournament score from the final round</text:span> <text:span text:style-name="T17">True</text:span></text:p>
        </text:list-item>
        <text:list-item>
          <text:p text:style-name="P23">all: all of the above, and any future values<text:span text:style-name="T2"> </text:span><text:span text:style-name="T18">False</text:span></text:p>
        </text:list-item>
      </text:list>
      <text:p text:style-name="P3"/>
      <text:p text:style-name="P7">Additional flexibility can be obtained by subclassing GeneticGame and overriding <text:span text:style-name="T53">or extending </text:span>some of its methods:</text:p>
      <text:list xml:id="list1782736669" text:style-name="L4">
        <text:list-item>
          <text:p text:style-name="P25">build_descendants (self, parent_genes): <text:span text:style-name="T12">parent_genes</text:span><text:span text:style-name="T36"> is a </text:span><text:span text:style-name="T9">2</text:span><text:span text:style-name="T37">×</text:span><text:span text:style-name="T9">n</text:span><text:span text:style-name="T36"> array of genes. <text:s/>The function returns another </text:span><text:span text:style-name="T9">2</text:span><text:span text:style-name="T37">×</text:span><text:span text:style-name="T9">n</text:span><text:span text:style-name="T36"> array of genes of a pair of descendants.</text:span></text:p>
        </text:list-item>
        <text:list-item>
          <text:p text:style-name="P26">check_complete (self, eval_results): <text:span text:style-name="T38">Returns True if it is time to stop. <text:s/></text:span><text:span text:style-name="T13">eval_results</text:span><text:span text:style-name="T38"> contains the results of the most recent evaluation, in case you want use that as part of the determination.</text:span></text:p>
        </text:list-item>
        <text:list-item>
          <text:p text:style-name="P26">check_eval (self): <text:span text:style-name="T38">Returns True if you want to run an evaluation at the end of this generation.</text:span></text:p>
        </text:list-item>
        <text:list-item>
          <text:p text:style-name="P26">descendants(self, rank): <text:span text:style-name="T38">For a chromosome of the specified </text:span><text:span text:style-name="T13">rank</text:span><text:span text:style-name="T38"> (where 0 is the best, based on tournament results), how many descendants should it have? <text:s/>If the total does not match the specified population, the numbers will be adjusted to create a match.</text:span></text:p>
        </text:list-item>
        <text:list-item>
          <text:p text:style-name="P24"><text:span text:style-name="T35">eval(self, whether): </text:span><text:span text:style-name="T38">If </text:span><text:span text:style-name="T13">whether</text:span><text:span text:style-name="T38"> is true, run an evaluation this </text:span><text:span text:style-name="T41">generation</text:span><text:span text:style-name="T38">.</text:span></text:p>
        </text:list-item>
        <text:list-item>
          <text:p text:style-name="P26">evolve (self): <text:span text:style-name="T39">Create a new set of chromosomes.</text:span></text:p>
        </text:list-item>
        <text:list-item>
          <text:p text:style-name="P26">final (self, result_parms): <text:span text:style-name="T40">Output the final results.</text:span></text:p>
        </text:list-item>
        <text:list-item>
          <text:p text:style-name="P26">initializer (self): <text:span text:style-name="T40">Create a random set of initial chromosomes (and potentially do any other startup actions)</text:span></text:p>
        </text:list-item>
        <text:list-item>
          <text:p text:style-name="P26">load (self, fn): <text:span text:style-name="T40">Load a set of chromosomes from a file</text:span></text:p>
        </text:list-item>
        <text:list-item>
          <text:p text:style-name="P27">log (self): <text:span text:style-name="T40">Called at the beginning of each </text:span><text:span text:style-name="T41">generation</text:span><text:span text:style-name="T40">, by default to print the </text:span><text:span text:style-name="T41">generation</text:span><text:span text:style-name="T40"> number.</text:span></text:p>
        </text:list-item>
        <text:list-item>
          <text:p text:style-name="P26">save (self, fn): <text:span text:style-name="T40">Saves the chromosomes to a file at the end</text:span></text:p>
        </text:list-item>
        <text:list-item>
          <text:p text:style-name="P24"><text:soft-page-break/><text:span text:style-name="T35">survivor_ratio (self): </text:span><text:span text:style-name="T41">If you want this value to be constant, you can just use the parameter. <text:s/>If you want it to vary based on generation or some other parameter, override this function.</text:span></text:p>
        </text:list-item>
        <text:list-item>
          <text:p text:style-name="P26">tournament (self): <text:span text:style-name="T41">Runs a tournament within one generation and updates each chromosome’s score based on the results. <text:s/>Will normally call </text:span><text:span text:style-name="T27">self.game.play (self.genes(p1), self.genes(p2), self.parms['game_parms'])</text:span><text:span text:style-name="T41"> for each match.</text:span></text:p>
        </text:list-item>
      </text:list>
      <text:p text:style-name="P6"/>
      <text:p text:style-name="P8">The object contains the following attributes:</text:p>
      <text:list xml:id="list1639712188" text:style-name="L5">
        <text:list-item>
          <text:p text:style-name="P28">.chromes<text:span text:style-name="T42">[</text:span><text:span text:style-name="T41">seq</text:span><text:span text:style-name="T42">]</text:span></text:p>
        </text:list-item>
      </text:list>
      <text:p text:style-name="P9">.id<text:tab/><text:tab/><text:span text:style-name="T41">Unique sequential identifier</text:span></text:p>
      <text:p text:style-name="P9">.genes[] <text:tab/><text:span text:style-name="T41">Genes; normally either bits or numbers 0-1</text:span></text:p>
      <text:p text:style-name="P9">.score<text:tab/><text:span text:style-name="T41">Score; s</text:span><text:span text:style-name="T43">um</text:span><text:span text:style-name="T41"> of results from matches in tournament, used primarily for deciding who gets to reproduce</text:span></text:p>
      <text:p text:style-name="P9">.generation <text:span text:style-name="T41">Generation in which it was created</text:span></text:p>
      <text:p text:style-name="P9">.parents[]<text:tab/><text:span text:style-name="T41">IDs of parents</text:span></text:p>
      <text:list xml:id="list155646186621260" text:continue-numbering="true" text:style-name="L5">
        <text:list-item>
          <text:p text:style-name="P28">.game<text:tab/><text:span text:style-name="T41">Game object</text:span></text:p>
        </text:list-item>
        <text:list-item>
          <text:p text:style-name="P28">.gen<text:tab/><text:span text:style-name="T41">Current generation</text:span></text:p>
        </text:list-item>
        <text:list-item>
          <text:p text:style-name="P28">.max_id <text:s/><text:span text:style-name="T41">ID of next chromosome to be created</text:span></text:p>
        </text:list-item>
        <text:list-item>
          <text:p text:style-name="P29">.parms<text:span text:style-name="T42">[] <text:s/></text:span>Configuration paramete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/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1da7dd" officeooo:paragraph-rsid="001da7dd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netic game<text:tab/>– <text:page-number text:select-page="current">2</text:page-number><text:s/>–<text:tab/>January 10, 2021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4T16:12:24.050000000</meta:creation-date>
    <dc:date>2021-01-10T15:56:44.297000000</dc:date>
    <meta:editing-duration>P7DT15H50M57S</meta:editing-duration>
    <meta:editing-cycles>9</meta:editing-cycles>
    <meta:generator>LibreOffice/6.4.5.2$Windows_X86_64 LibreOffice_project/a726b36747cf2001e06b58ad5db1aa3a9a1872d6</meta:generator>
    <meta:document-statistic meta:table-count="0" meta:image-count="0" meta:object-count="0" meta:page-count="3" meta:paragraph-count="68" meta:word-count="1128" meta:character-count="6813" meta:non-whitespace-character-count="5774"/>
  </office:meta>
</office:document-meta>
</file>